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2b6fc" officeooo:paragraph-rsid="0002b6fc"/>
    </style:style>
    <style:style style:name="P2" style:family="paragraph" style:parent-style-name="Standard">
      <style:text-properties officeooo:rsid="00045af8" officeooo:paragraph-rsid="00045af8"/>
    </style:style>
    <style:style style:name="P3" style:family="paragraph" style:parent-style-name="Standard">
      <style:text-properties officeooo:rsid="0005f939" officeooo:paragraph-rsid="0005f939"/>
    </style:style>
    <style:style style:name="P4" style:family="paragraph" style:parent-style-name="Standard">
      <style:text-properties officeooo:rsid="0006b3af" officeooo:paragraph-rsid="0006b3af"/>
    </style:style>
    <style:style style:name="P5" style:family="paragraph" style:parent-style-name="Standard">
      <style:text-properties officeooo:rsid="0006b3af" officeooo:paragraph-rsid="000d803b"/>
    </style:style>
    <style:style style:name="P6" style:family="paragraph" style:parent-style-name="Standard">
      <style:text-properties officeooo:rsid="0006b3af" officeooo:paragraph-rsid="000de918"/>
    </style:style>
    <style:style style:name="P7" style:family="paragraph" style:parent-style-name="Standard">
      <style:text-properties officeooo:rsid="0006b3af" officeooo:paragraph-rsid="0012891c"/>
    </style:style>
    <style:style style:name="P8" style:family="paragraph" style:parent-style-name="Standard">
      <style:text-properties officeooo:rsid="0006b3af" officeooo:paragraph-rsid="00133237"/>
    </style:style>
    <style:style style:name="P9" style:family="paragraph" style:parent-style-name="Standard">
      <style:text-properties officeooo:rsid="00070ccd" officeooo:paragraph-rsid="00070ccd"/>
    </style:style>
    <style:style style:name="P10" style:family="paragraph" style:parent-style-name="Standard">
      <style:text-properties officeooo:rsid="00070ccd" officeooo:paragraph-rsid="000bb96c"/>
    </style:style>
    <style:style style:name="P11" style:family="paragraph" style:parent-style-name="Standard">
      <style:text-properties fo:font-weight="bold" officeooo:rsid="00070ccd" officeooo:paragraph-rsid="00070ccd" style:font-weight-asian="bold" style:font-weight-complex="bold"/>
    </style:style>
    <style:style style:name="P12" style:family="paragraph" style:parent-style-name="Standard">
      <style:text-properties officeooo:rsid="00089fce" officeooo:paragraph-rsid="00089fce"/>
    </style:style>
    <style:style style:name="P13" style:family="paragraph" style:parent-style-name="Standard">
      <style:text-properties officeooo:rsid="00089fce" officeooo:paragraph-rsid="000bb96c"/>
    </style:style>
    <style:style style:name="P14" style:family="paragraph" style:parent-style-name="Standard">
      <style:text-properties officeooo:rsid="0009aae9" officeooo:paragraph-rsid="0009aae9"/>
    </style:style>
    <style:style style:name="P15" style:family="paragraph" style:parent-style-name="Standard">
      <style:text-properties officeooo:rsid="000bb96c" officeooo:paragraph-rsid="000bb96c"/>
    </style:style>
    <style:style style:name="P16" style:family="paragraph" style:parent-style-name="Standard">
      <style:text-properties officeooo:rsid="00109f2a" officeooo:paragraph-rsid="00109f2a"/>
    </style:style>
    <style:style style:name="P17" style:family="paragraph" style:parent-style-name="Standard">
      <style:text-properties officeooo:rsid="0011411f" officeooo:paragraph-rsid="0011411f"/>
    </style:style>
    <style:style style:name="P18" style:family="paragraph" style:parent-style-name="Standard">
      <style:text-properties officeooo:rsid="0012891c" officeooo:paragraph-rsid="0012891c"/>
    </style:style>
    <style:style style:name="P19" style:family="paragraph" style:parent-style-name="Standard">
      <style:text-properties officeooo:rsid="0014fbe9" officeooo:paragraph-rsid="0014fbe9"/>
    </style:style>
    <style:style style:name="P20" style:family="paragraph" style:parent-style-name="Standard">
      <style:text-properties officeooo:rsid="0015b412" officeooo:paragraph-rsid="0015b412"/>
    </style:style>
    <style:style style:name="P21" style:family="paragraph" style:parent-style-name="Standard">
      <style:text-properties officeooo:rsid="0012891c" officeooo:paragraph-rsid="0012891c"/>
    </style:style>
    <style:style style:name="P22" style:family="paragraph" style:parent-style-name="Standard">
      <style:text-properties officeooo:rsid="0012891c" officeooo:paragraph-rsid="00133237"/>
    </style:style>
    <style:style style:name="P23" style:family="paragraph" style:parent-style-name="Standard">
      <style:text-properties officeooo:rsid="0015b412" officeooo:paragraph-rsid="0015b412"/>
    </style:style>
    <style:style style:name="P24" style:family="paragraph" style:parent-style-name="Standard">
      <style:text-properties officeooo:rsid="0016472b" officeooo:paragraph-rsid="0016472b"/>
    </style:style>
    <style:style style:name="P25" style:family="paragraph" style:parent-style-name="Standard">
      <style:text-properties officeooo:rsid="0016472b" officeooo:paragraph-rsid="0017f216"/>
    </style:style>
    <style:style style:name="P26" style:family="paragraph" style:parent-style-name="Standard">
      <style:text-properties style:font-name="monospace" fo:font-size="12pt"/>
    </style:style>
    <style:style style:name="P27" style:family="paragraph" style:parent-style-name="Standard">
      <style:text-properties style:font-name="monospace" fo:font-size="12pt" officeooo:rsid="0016472b" officeooo:paragraph-rsid="0017f216"/>
    </style:style>
    <style:style style:name="P28" style:family="paragraph" style:parent-style-name="Standard">
      <style:text-properties style:font-name="monospace" fo:font-size="12pt" officeooo:paragraph-rsid="0017f216"/>
    </style:style>
    <style:style style:name="P29" style:family="paragraph" style:parent-style-name="Standard">
      <style:text-properties style:font-name="monospace" fo:font-size="12pt" officeooo:rsid="0017f216" officeooo:paragraph-rsid="0017f216"/>
    </style:style>
    <style:style style:name="P30" style:family="paragraph" style:parent-style-name="Standard">
      <style:text-properties style:font-name="monospace" fo:font-size="12pt" officeooo:rsid="00187a34" officeooo:paragraph-rsid="00187a34"/>
    </style:style>
    <style:style style:name="P31" style:family="paragraph" style:parent-style-name="Standard">
      <style:text-properties style:font-name="monospace" fo:font-size="12pt" officeooo:rsid="00187a34" officeooo:paragraph-rsid="0019ab7e"/>
    </style:style>
    <style:style style:name="P32" style:family="paragraph" style:parent-style-name="Standard">
      <style:text-properties style:font-name="monospace" fo:font-size="12pt" officeooo:paragraph-rsid="00187a34"/>
    </style:style>
    <style:style style:name="P33" style:family="paragraph" style:parent-style-name="Standard">
      <style:text-properties officeooo:rsid="0017f216" officeooo:paragraph-rsid="0017f216"/>
    </style:style>
    <style:style style:name="P34" style:family="paragraph" style:parent-style-name="Standard">
      <style:text-properties officeooo:rsid="00187a34" officeooo:paragraph-rsid="00187a34"/>
    </style:style>
    <style:style style:name="P35" style:family="paragraph" style:parent-style-name="Standard">
      <style:text-properties officeooo:rsid="00187a34" officeooo:paragraph-rsid="0019ab7e"/>
    </style:style>
    <style:style style:name="P36" style:family="paragraph" style:parent-style-name="Standard">
      <style:text-properties officeooo:rsid="0019ab7e" officeooo:paragraph-rsid="0019ab7e"/>
    </style:style>
    <style:style style:name="P37" style:family="paragraph" style:parent-style-name="Standard">
      <style:text-properties officeooo:rsid="0019ab7e" officeooo:paragraph-rsid="001da179"/>
    </style:style>
    <style:style style:name="P38" style:family="paragraph" style:parent-style-name="Standard">
      <style:text-properties fo:font-weight="bold" officeooo:rsid="00187a34" officeooo:paragraph-rsid="00187a34" style:font-weight-asian="bold" style:font-weight-complex="bold"/>
    </style:style>
    <style:style style:name="P39" style:family="paragraph" style:parent-style-name="Standard">
      <style:text-properties fo:font-weight="bold" officeooo:rsid="0019ab7e" officeooo:paragraph-rsid="0019ab7e" style:font-weight-asian="bold" style:font-weight-complex="bold"/>
    </style:style>
    <style:style style:name="P40" style:family="paragraph" style:parent-style-name="Standard">
      <style:text-properties officeooo:rsid="001adfb5" officeooo:paragraph-rsid="001adfb5"/>
    </style:style>
    <style:style style:name="P41" style:family="paragraph" style:parent-style-name="Standard">
      <style:text-properties officeooo:rsid="001bd52d" officeooo:paragraph-rsid="001bd52d"/>
    </style:style>
    <style:style style:name="P42" style:family="paragraph" style:parent-style-name="Standard">
      <style:text-properties officeooo:rsid="001bd52d" officeooo:paragraph-rsid="001da179"/>
    </style:style>
    <style:style style:name="P43" style:family="paragraph" style:parent-style-name="Preformatted_20_Text">
      <style:text-properties officeooo:rsid="001bd52d" officeooo:paragraph-rsid="001bd52d"/>
    </style:style>
    <style:style style:name="P44" style:family="paragraph" style:parent-style-name="Preformatted_20_Text">
      <style:text-properties officeooo:rsid="001bd52d" officeooo:paragraph-rsid="001da179"/>
    </style:style>
    <style:style style:name="T1" style:family="text">
      <style:text-properties officeooo:rsid="00089fce"/>
    </style:style>
    <style:style style:name="T2" style:family="text">
      <style:text-properties officeooo:rsid="000a84c0"/>
    </style:style>
    <style:style style:name="T3" style:family="text">
      <style:text-properties officeooo:rsid="000bb96c"/>
    </style:style>
    <style:style style:name="T4" style:family="text">
      <style:text-properties officeooo:rsid="000d803b"/>
    </style:style>
    <style:style style:name="T5" style:family="text">
      <style:text-properties officeooo:rsid="000ed7e4"/>
    </style:style>
    <style:style style:name="T6" style:family="text">
      <style:text-properties officeooo:rsid="0011411f"/>
    </style:style>
    <style:style style:name="T7" style:family="text">
      <style:text-properties officeooo:rsid="00121bee"/>
    </style:style>
    <style:style style:name="T8" style:family="text">
      <style:text-properties officeooo:rsid="0012891c"/>
    </style:style>
    <style:style style:name="T9" style:family="text">
      <style:text-properties officeooo:rsid="0017f216"/>
    </style:style>
    <style:style style:name="T10" style:family="text">
      <style:text-properties officeooo:rsid="00187a34"/>
    </style:style>
    <style:style style:name="T11" style:family="text">
      <style:text-properties officeooo:rsid="001adfb5"/>
    </style:style>
    <style:style style:name="T12" style:family="text">
      <style:text-properties officeooo:rsid="001da1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e de données en réseau</text:p>
      <text:p text:style-name="P1"/>
      <text:p text:style-name="P14">sqlplus <text:a xlink:type="simple" xlink:href="mailto:gardellc@ensioracle1" text:style-name="Internet_20_link" text:visited-style-name="Visited_20_Internet_20_Link">gardellc@ensioracle1</text:a></text:p>
      <text:p text:style-name="P14"><text:span text:style-name="T2">m</text:span>dp : gardellc</text:p>
      <text:p text:style-name="P14"/>
      <text:p text:style-name="P11">Exercice 1.1</text:p>
      <text:p text:style-name="P9"/>
      <text:p text:style-name="P2">select * from empl;</text:p>
      <text:p text:style-name="P2"/>
      <text:p text:style-name="P3">create table EMP1</text:p>
      <text:p text:style-name="P3">(</text:p>
      <text:p text:style-name="P3">ENO <text:s/>integer primary key,</text:p>
      <text:p text:style-name="P3">ENAME character varying(20),</text:p>
      <text:p text:style-name="P3">TITLE character varying(20)</text:p>
      <text:p text:style-name="P3">);</text:p>
      <text:p text:style-name="P3"/>
      <text:p text:style-name="P3">insert into EMP1</text:p>
      <text:p text:style-name="P3">select * from EMPL</text:p>
      <text:p text:style-name="P3">where TITLE&lt;'Programmeur';</text:p>
      <text:p text:style-name="P3"/>
      <text:p text:style-name="P3">create table EMP2</text:p>
      <text:p text:style-name="P3">(</text:p>
      <text:p text:style-name="P3">ENO <text:s/>integer primary key,</text:p>
      <text:p text:style-name="P3">ENAME character varying(20),</text:p>
      <text:p text:style-name="P3">TITLE character varying(20)</text:p>
      <text:p text:style-name="P3">);</text:p>
      <text:p text:style-name="P3"/>
      <text:p text:style-name="P3">insert into EMP2</text:p>
      <text:p text:style-name="P3">select * from EMPL</text:p>
      <text:p text:style-name="P3">where TITLE&gt;='Programmeur';</text:p>
      <text:p text:style-name="P3"/>
      <text:p text:style-name="P4">create database link link_12 <text:s text:c="3"/></text:p>
      <text:p text:style-name="P4">connect to gardellc identified by "gardellc"</text:p>
      <text:p text:style-name="P4">using 'ensioracle2';</text:p>
      <text:p text:style-name="P4"/>
      <text:p text:style-name="P4">create database link link_21 <text:s text:c="3"/></text:p>
      <text:p text:style-name="P4">connect to gardellc identified by "gardellc"</text:p>
      <text:p text:style-name="P4">using 'ensioracle1';</text:p>
      <text:p text:style-name="P4"/>
      <text:p text:style-name="P4">create view VIEW_EMPL as</text:p>
      <text:p text:style-name="P4">select * from EMP1</text:p>
      <text:p text:style-name="P4">union</text:p>
      <text:p text:style-name="P4">select * from <text:a xlink:type="simple" xlink:href="mailto:EMP2@link_12" text:style-name="Internet_20_link" text:visited-style-name="Visited_20_Internet_20_Link">EMP2@link_12</text:a>;</text:p>
      <text:p text:style-name="P4"/>
      <text:p text:style-name="P4">create view VIEW_EMPL as</text:p>
      <text:p text:style-name="P4">select * from EMP1@link_21</text:p>
      <text:p text:style-name="P4">union</text:p>
      <text:p text:style-name="P4">select * from EMP2;</text:p>
      <text:p text:style-name="P4"/>
      <text:p text:style-name="P4">drop view EMPL;</text:p>
      <text:p text:style-name="P4"/>
      <text:p text:style-name="P4"/>
      <text:p text:style-name="P4"><text:soft-page-break/></text:p>
      <text:p text:style-name="P4"/>
      <text:p text:style-name="P11">Exercice 1.2</text:p>
      <text:p text:style-name="P9"/>
      <text:p text:style-name="P9">create synonym ASG1 for <text:a xlink:type="simple" xlink:href="mailto:ASG@link_12" text:style-name="Internet_20_link" text:visited-style-name="Visited_20_Internet_20_Link">ASG@link_12</text:a>;</text:p>
      <text:p text:style-name="P9"/>
      <text:p text:style-name="P12">create table ASG1 as</text:p>
      <text:p text:style-name="P12">select *</text:p>
      <text:p text:style-name="P12">from ASG;</text:p>
      <text:p text:style-name="P9"/>
      <text:p text:style-name="P9">delete from ASG1 </text:p>
      <text:p text:style-name="P9">where <text:span text:style-name="T1">exists</text:span></text:p>
      <text:p text:style-name="P12">(select *</text:p>
      <text:p text:style-name="P12">from emp1</text:p>
      <text:p text:style-name="P12">where asg1.eno = emp1.eno);</text:p>
      <text:p text:style-name="P12"/>
      <text:p text:style-name="P15">select * from asg1;</text:p>
      <text:p text:style-name="P15"/>
      <text:p text:style-name="P13">create table ASG<text:span text:style-name="T3">2</text:span> as</text:p>
      <text:p text:style-name="P13">select *</text:p>
      <text:p text:style-name="P13">from ASG;</text:p>
      <text:p text:style-name="P13"/>
      <text:p text:style-name="P10">delete from ASG<text:span text:style-name="T3">2</text:span> </text:p>
      <text:p text:style-name="P10">where <text:span text:style-name="T1">exists</text:span></text:p>
      <text:p text:style-name="P13">(select *</text:p>
      <text:p text:style-name="P13">from emp<text:span text:style-name="T3">2</text:span></text:p>
      <text:p text:style-name="P13">where asg<text:span text:style-name="T3">2</text:span>.eno = emp<text:span text:style-name="T3">2</text:span>.eno);</text:p>
      <text:p text:style-name="P13"/>
      <text:p text:style-name="P5">create view VIEW_<text:span text:style-name="T4">ASG</text:span> as</text:p>
      <text:p text:style-name="P5">select * from <text:span text:style-name="T4">ASG1</text:span></text:p>
      <text:p text:style-name="P5">union</text:p>
      <text:p text:style-name="P5">select * from <text:span text:style-name="T4">ASG</text:span><text:a xlink:type="simple" xlink:href="mailto:EMP2@link_12" text:style-name="Internet_20_link" text:visited-style-name="Visited_20_Internet_20_Link">2@link_12</text:a>;</text:p>
      <text:p text:style-name="P5"/>
      <text:p text:style-name="P6">create view VIEW_<text:span text:style-name="T5">ASG</text:span> as</text:p>
      <text:p text:style-name="P6">select * from <text:span text:style-name="T4">ASG</text:span>1@link_21</text:p>
      <text:p text:style-name="P6">union</text:p>
      <text:p text:style-name="P6">select * from <text:span text:style-name="T4">ASG</text:span>2;</text:p>
      <text:p text:style-name="P6"/>
      <text:p text:style-name="P16">insert into ASG1 values (7876,10,'Test');</text:p>
      <text:p text:style-name="P16"/>
      <text:p text:style-name="P16">insert into ASG<text:span text:style-name="T6">2</text:span> values (7566,10,'Test');</text:p>
      <text:p text:style-name="P16"/>
      <text:p text:style-name="P17">Exercice 1.3</text:p>
      <text:p text:style-name="P17"/>
      <text:p text:style-name="P17">on choisit une fragmentation verticale : <text:span text:style-name="T8">P</text:span>NO, <text:span text:style-name="T7">PNAME, BUDGET d'un côté et ENO, LOC de l'autre</text:span></text:p>
      <text:p text:style-name="P17"/>
      <text:p text:style-name="P18">create table PROJ1 as </text:p>
      <text:p text:style-name="P18">select PNO, PNAME, BUDGET</text:p>
      <text:p text:style-name="P18">from PROJ;</text:p>
      <text:p text:style-name="P18"/>
      <text:p text:style-name="P18">create table PROJ2 as </text:p>
      <text:p text:style-name="P18">select PNO, LOC</text:p>
      <text:p text:style-name="P18"><text:soft-page-break/>from PROJ;</text:p>
      <text:p text:style-name="P18"/>
      <text:p text:style-name="P7">create view VIEW_<text:span text:style-name="T8">PROJ</text:span> as</text:p>
      <text:p text:style-name="P7">select <text:s/><text:span text:style-name="T8">p1.pno, p1.pname, p1.budget, p2.loc</text:span></text:p>
      <text:p text:style-name="P7">from <text:span text:style-name="T8">PROJ1 p1, </text:span><text:a xlink:type="simple" xlink:href="mailto:PROJ2@link_12" text:style-name="Internet_20_link" text:visited-style-name="Visited_20_Internet_20_Link"><text:span text:style-name="T8">PROJ2@link_12</text:span></text:a><text:span text:style-name="T8"> p2</text:span></text:p>
      <text:p text:style-name="P18">where p1.pno = p2.pno;</text:p>
      <text:p text:style-name="P7"/>
      <text:p text:style-name="P8">create view VIEW_<text:span text:style-name="T8">PROJ</text:span> as</text:p>
      <text:p text:style-name="P8">select <text:s/><text:span text:style-name="T8">p1.pno, p1.pname, p1.budget, p2.loc</text:span></text:p>
      <text:p text:style-name="P8">from <text:span text:style-name="T8">PROJ1@link_21 p1, </text:span><text:a xlink:type="simple" xlink:href="mailto:PROJ2@link_12" text:style-name="Internet_20_link" text:visited-style-name="Visited_20_Internet_20_Link"><text:span text:style-name="T8">PROJ2</text:span></text:a><text:span text:style-name="T8"> p2</text:span></text:p>
      <text:p text:style-name="P22">where p1.pno = p2.pno;</text:p>
      <text:p text:style-name="P8"/>
      <text:p text:style-name="P19">Exercice 2.1</text:p>
      <text:p text:style-name="P19">mettre le .sql dans /home</text:p>
      <text:p text:style-name="P19"/>
      <text:p text:style-name="P19">start utlxplan.sql</text:p>
      <text:p text:style-name="P19"/>
      <text:p text:style-name="P20">set autotrace on explain</text:p>
      <text:p text:style-name="P20"/>
      <text:p text:style-name="P20">select e.eno,p.pname,e.p.resp</text:p>
      <text:p text:style-name="P20">from ASG a, EMPL e, PROJ p</text:p>
      <text:p text:style-name="P20">where a.eno=e.eno and a.pno=p.pno and p.loc ='Grenoble' ;</text:p>
      <text:p text:style-name="P20"/>
      <text:p text:style-name="P3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<text:soft-page-break/>TP triggers</text:p>
      <text:p text:style-name="P24"/>
      <text:p text:style-name="P24">create table TMP (</text:p>
      <text:p text:style-name="P24"><text:s text:c="2"/>colonne1 integer</text:p>
      <text:p text:style-name="P24">);</text:p>
      <text:p text:style-name="P24"/>
      <text:p text:style-name="P24">update employee </text:p>
      <text:p text:style-name="P24">set sal = 10000 </text:p>
      <text:p text:style-name="P24">where deptno = 20;</text:p>
      <text:p text:style-name="P24"/>
      <text:p text:style-name="P24">drop trigger t_ens;</text:p>
      <text:p text:style-name="P24"/>
      <text:p text:style-name="P24">CREATE TRIGGER t_ens</text:p>
      <text:p text:style-name="P24">after UPDATE ON EMPLOYEE</text:p>
      <text:p text:style-name="P24">for each row</text:p>
      <text:p text:style-name="P24">BEGIN</text:p>
      <text:p text:style-name="P24">insert into tmp values(1);</text:p>
      <text:p text:style-name="P24">END;</text:p>
      <text:p text:style-name="P24">/</text:p>
      <text:p text:style-name="P24"/>
      <text:p text:style-name="P25">update EMPLOYEE set job = <text:span text:style-name="T9">'</text:span>NOUVEAU<text:span text:style-name="T9">'</text:span> where empno = 7934;</text:p>
      <text:p text:style-name="P25"/>
      <text:p text:style-name="P27">CREATE TRIGGER t2</text:p>
      <text:p text:style-name="P26">BEFORE INSERT ON employee</text:p>
      <text:p text:style-name="P26">FOR EACH ROW</text:p>
      <text:p text:style-name="P26">WHEN (new.deptno IS NOT NULL)</text:p>
      <text:p text:style-name="P26">DECLARE</text:p>
      <text:p text:style-name="P26">x NUMBER;</text:p>
      <text:p text:style-name="P26">BEGIN</text:p>
      <text:p text:style-name="P26">SELECT count(</text:p>
      <text:p text:style-name="P26">*</text:p>
      <text:p text:style-name="P26">) INTO x</text:p>
      <text:p text:style-name="P26">FROM depto WHERE deptno=:new.deptno;</text:p>
      <text:p text:style-name="P26">IF x = 0 THEN</text:p>
      <text:p text:style-name="P28">INSERT INTO depto values(:new.deptno, <text:span text:style-name="T9">'</text:span>????<text:span text:style-name="T9">'</text:span>,<text:span text:style-name="T9">'</text:span>paris<text:span text:style-name="T9">'</text:span>,1);</text:p>
      <text:p text:style-name="P26">END IF;</text:p>
      <text:p text:style-name="P26">END;</text:p>
      <text:p text:style-name="P26">/</text:p>
      <text:p text:style-name="P25"/>
      <text:p text:style-name="P25">insert into employee values(7938,<text:span text:style-name="T9">'</text:span>MARTIN<text:span text:style-name="T9">'</text:span>,<text:span text:style-name="T9">'</text:span>ANALYST<text:span text:style-name="T9">'</text:span>, 7566,NULL,1000,0,90);</text:p>
      <text:p text:style-name="P25"/>
      <text:p text:style-name="P33">CREATE TRIGGER t7</text:p>
      <text:p text:style-name="P33">AFTER INSERT OR DELETE ON employee</text:p>
      <text:p text:style-name="P33">FOR EACH ROW</text:p>
      <text:p text:style-name="P33">DECLARE x NUMBER;</text:p>
      <text:p text:style-name="P33">BEGIN</text:p>
      <text:p text:style-name="P33">IF ((INSERTING) AND :new.deptno IS NOT NULL) THEN</text:p>
      <text:p text:style-name="P33">SELECT count(</text:p>
      <text:p text:style-name="P33">*</text:p>
      <text:p text:style-name="P33">) INTO x</text:p>
      <text:p text:style-name="P33">FROM depto WHERE deptno=:new.deptno;</text:p>
      <text:p text:style-name="P33">IF x = 0 THEN INSERT INTO depto values(:new.deptno, '????','paris',1);</text:p>
      <text:p text:style-name="P33"><text:soft-page-break/>ELSE UPDATE depto SET nemp = nemp +1 WHERE deptno = :new.deptno;</text:p>
      <text:p text:style-name="P33">END IF;</text:p>
      <text:p text:style-name="P33">END IF;</text:p>
      <text:p text:style-name="P33">IF ((DELETING) AND :old.deptno IS NOT NULL) THEN</text:p>
      <text:p text:style-name="P33">UPDATE depto SET nemp = nemp -1 WHERE deptno = :old.deptno;</text:p>
      <text:p text:style-name="P33">END IF;</text:p>
      <text:p text:style-name="P33">END;</text:p>
      <text:p text:style-name="P33">/</text:p>
      <text:p text:style-name="P33"/>
      <text:p text:style-name="P33"/>
      <text:p text:style-name="P33">insert into employee values(7935, 'VARGAS', 'ANALYST', 7566, NULL, 3000,0,40);</text:p>
      <text:p text:style-name="P29">insert into employee values(7936, 'WALTER', 'ANALYST', 7566, NULL,</text:p>
      <text:p text:style-name="P26">3000,0,20);</text:p>
      <text:p text:style-name="P33"/>
      <text:p text:style-name="P33"/>
      <text:p text:style-name="P33"/>
      <text:p text:style-name="P33">CREATE TRIGGER t3</text:p>
      <text:p text:style-name="P33">AFTER UPDATE OF deptno ON depto</text:p>
      <text:p text:style-name="P33">FOR EACH ROW</text:p>
      <text:p text:style-name="P33">BEGIN</text:p>
      <text:p text:style-name="P33">IF :old.deptno != :new.deptno THEN</text:p>
      <text:p text:style-name="P33">UPDATE employee SET employee.deptno = :new.deptno</text:p>
      <text:p text:style-name="P33">WHERE employee.deptno = :old.deptno;</text:p>
      <text:p text:style-name="P33">END IF;</text:p>
      <text:p text:style-name="P33">END;</text:p>
      <text:p text:style-name="P33">/</text:p>
      <text:p text:style-name="P33"/>
      <text:p text:style-name="P29">insert into depto values (80, <text:span text:style-name="T10">'</text:span>BIDON<text:span text:style-name="T10">'</text:span>, <text:span text:style-name="T10">'</text:span>GRENOBLE<text:span text:style-name="T10">'</text:span>,0);</text:p>
      <text:p text:style-name="P26">insert into employee values(7940, <text:span text:style-name="T10">'</text:span>SANCHEZ<text:span text:style-name="T10">'</text:span>,<text:span text:style-name="T10">'</text:span>CLERCK<text:span text:style-name="T10">'</text:span>,7453,<text:span text:style-name="T10">'</text:span>01-DEC-98<text:span text:style-name="T10">'</text:span>,4000,0,80);</text:p>
      <text:p text:style-name="P33"/>
      <text:p text:style-name="P33">delete employee where ename = <text:span text:style-name="T10">'</text:span>SANCHEZ<text:span text:style-name="T10">'</text:span>;</text:p>
      <text:p text:style-name="P33"/>
      <text:p text:style-name="P33"/>
      <text:p text:style-name="P29">CREATE TRIGGER t5</text:p>
      <text:p text:style-name="P26">BEFORE INSERT OR UPDATE OF deptno ON employee</text:p>
      <text:p text:style-name="P26">FOR EACH ROW</text:p>
      <text:p text:style-name="P26">WHEN(new.deptno IS NOT NULL)</text:p>
      <text:p text:style-name="P26">DECLARE</text:p>
      <text:p text:style-name="P26">dummy INTEGER;</text:p>
      <text:p text:style-name="P26">invalid_department EXCEPTION;</text:p>
      <text:p text:style-name="P26">valid_department EXCEPTION;</text:p>
      <text:p text:style-name="P26">mutating_table EXCEPTION;</text:p>
      <text:p text:style-name="P26">PRAGMA EXCEPTION_INIT (mutating_table, -4091);</text:p>
      <text:p text:style-name="P26">CURSOR dummy_cursor (dn number) IS</text:p>
      <text:p text:style-name="P26">SELECT deptno</text:p>
      <text:p text:style-name="P26">FROM depto</text:p>
      <text:p text:style-name="P26">WHERE deptno = dn</text:p>
      <text:p text:style-name="P26">FOR UPDATE OF deptno;</text:p>
      <text:p text:style-name="P26">BEGIN</text:p>
      <text:p text:style-name="P26">OPEN dummy_cursor(:new.deptno);</text:p>
      <text:p text:style-name="P26">FETCH dummy_cursor INTO dummy;</text:p>
      <text:p text:style-name="P26"><text:soft-page-break/>IF dummy_cursor %NOTFOUND THEN</text:p>
      <text:p text:style-name="P26">RAISE invalid_department;</text:p>
      <text:p text:style-name="P26">ELSE</text:p>
      <text:p text:style-name="P26">RAISE valid_department;</text:p>
      <text:p text:style-name="P26">END IF;</text:p>
      <text:p text:style-name="P26">EXCEPTION</text:p>
      <text:p text:style-name="P26">WHEN invalid_department THEN</text:p>
      <text:p text:style-name="P26">RAISE_APPLICATION_ERROR(-20000,<text:span text:style-name="T10">'</text:span>Numero departement invalide <text:span text:style-name="T10">'</text:span></text:p>
      <text:p text:style-name="P26">|| TO_CHAR(:new.deptno));</text:p>
      <text:p text:style-name="P26">CLOSE dummy_cursor;</text:p>
      <text:p text:style-name="P26">WHEN valid_department THEN</text:p>
      <text:p text:style-name="P26">CLOSE dummy_cursor;</text:p>
      <text:p text:style-name="P26">WHEN mutating_table THEN</text:p>
      <text:p text:style-name="P26">NULL;</text:p>
      <text:p text:style-name="P26">END;</text:p>
      <text:p text:style-name="P26">/</text:p>
      <text:p text:style-name="P33"/>
      <text:p text:style-name="P33">insert into employee values(7937, <text:span text:style-name="T10">'</text:span>SANCHEZ<text:span text:style-name="T10">'</text:span>,<text:span text:style-name="T10">'</text:span>CLERCK<text:span text:style-name="T10">'</text:span>,7453,<text:span text:style-name="T10">'</text:span>01-DEC-98<text:span text:style-name="T10">'</text:span>,4000,0,80);</text:p>
      <text:p text:style-name="P33"/>
      <text:p text:style-name="P34"/>
      <text:p text:style-name="P34"/>
      <text:p text:style-name="P34"/>
      <text:p text:style-name="P30">CREATE TRIGGER t8</text:p>
      <text:p text:style-name="P26">BEFORE DELETE OR UPDATE OF deptno ON depto</text:p>
      <text:p text:style-name="P26">FOR EACH ROW</text:p>
      <text:p text:style-name="P26">DECLARE</text:p>
      <text:p text:style-name="P26">dummy INTEGER;</text:p>
      <text:p text:style-name="P26">emp_present EXCEPTION;</text:p>
      <text:p text:style-name="P26">emp_non_present EXCEPTION;</text:p>
      <text:p text:style-name="P26">CURSOR dummy_cursor (dn NUMBER) IS</text:p>
      <text:p text:style-name="P26">SELECT deptno</text:p>
      <text:p text:style-name="P26">FROM employee</text:p>
      <text:p text:style-name="P26">WHERE deptno = dn;</text:p>
      <text:p text:style-name="P26">BEGIN</text:p>
      <text:p text:style-name="P26">OPEN dummy_cursor(:old.deptno);</text:p>
      <text:p text:style-name="P26">FETCH dummy_cursor INTO dummy;</text:p>
      <text:p text:style-name="P26">IF dummy_cursor %FOUND THEN</text:p>
      <text:p text:style-name="P26">RAISE emp_present;</text:p>
      <text:p text:style-name="P26">ELSE</text:p>
      <text:p text:style-name="P26">RAISE emp_non_present;</text:p>
      <text:p text:style-name="P26">END IF;</text:p>
      <text:p text:style-name="P26">EXCEPTION</text:p>
      <text:p text:style-name="P26">WHEN emp_present THEN</text:p>
      <text:p text:style-name="P26">RAISE_APPLICATION_ERROR(-20001,<text:span text:style-name="T10">'</text:span>Employes dans ce departement: <text:span text:style-name="T10">'</text:span></text:p>
      <text:p text:style-name="P26">|| TO_CHAR(:old.deptno));</text:p>
      <text:p text:style-name="P26">CLOSE dummy_cursor;</text:p>
      <text:p text:style-name="P26">WHEN emp_non_present THEN</text:p>
      <text:p text:style-name="P26">CLOSE dummy_cursor;</text:p>
      <text:p text:style-name="P26">END;</text:p>
      <text:p text:style-name="P34">/</text:p>
      <text:p text:style-name="P34"/>
      <text:p text:style-name="P34"/>
      <text:p text:style-name="P34"><text:soft-page-break/>insert into depto values (80, 'BIDON', 'GRENOBLE',0);</text:p>
      <text:p text:style-name="P34">insert into employee values(7937, 'SANCHEZ','CLERCK',7453,'01-DEC-98',4000,0,80);</text:p>
      <text:p text:style-name="P34">delete depto where deptno = 80;</text:p>
      <text:p text:style-name="P34"/>
      <text:p text:style-name="P38">Question 9</text:p>
      <text:p text:style-name="P32"><text:span text:style-name="T10">create table emplsync as select </text:span>* from <text:span text:style-name="T10">empl</text:span>;</text:p>
      <text:p text:style-name="P32"/>
      <text:p text:style-name="P35">select trigger_name from user_triggers; </text:p>
      <text:p text:style-name="P31">desc user_triggers;</text:p>
      <text:p text:style-name="P34"/>
      <text:p text:style-name="P36">select * from <text:a xlink:type="simple" xlink:href="mailto:empl@link_12" text:style-name="Internet_20_link" text:visited-style-name="Visited_20_Internet_20_Link">empl@link_12</text:a>;</text:p>
      <text:p text:style-name="P36"/>
      <text:p text:style-name="P39">insert</text:p>
      <text:p text:style-name="P36"/>
      <text:p text:style-name="P36">on va, avant l'insert,essayer d'insérer dans l'autre base</text:p>
      <text:p text:style-name="P36"/>
      <text:p text:style-name="P36">create trigger tinsert</text:p>
      <text:p text:style-name="P36">before <text:span text:style-name="T11">insert</text:span> on emplsync</text:p>
      <text:p text:style-name="P36">for each row</text:p>
      <text:p text:style-name="P36">begin</text:p>
      <text:p text:style-name="P36"><text:tab/>insert into <text:a xlink:type="simple" xlink:href="mailto:emplsync@link_12" text:style-name="Internet_20_link" text:visited-style-name="Visited_20_Internet_20_Link">emplsync@link_12</text:a> values(:new.eno,:new.ename, :new.title);</text:p>
      <text:p text:style-name="P41">exception</text:p>
      <text:p text:style-name="P43">when dup_val_on_index then</text:p>
      <text:p text:style-name="P43">null;</text:p>
      <text:p text:style-name="P36">end;</text:p>
      <text:p text:style-name="P36">/</text:p>
      <text:p text:style-name="P36"/>
      <text:p text:style-name="P37">create trigger tinsert</text:p>
      <text:p text:style-name="P37">before <text:span text:style-name="T11">insert</text:span> on emplsync</text:p>
      <text:p text:style-name="P37">for each row</text:p>
      <text:p text:style-name="P37">begin</text:p>
      <text:p text:style-name="P37"><text:tab/>insert into <text:a xlink:type="simple" xlink:href="mailto:emplsync@link_12" text:style-name="Internet_20_link" text:visited-style-name="Visited_20_Internet_20_Link">emplsync@link_</text:a><text:span text:style-name="T12">21</text:span> values(:new.eno,:new.ename, :new.title);</text:p>
      <text:p text:style-name="P42">exception</text:p>
      <text:p text:style-name="P44">when dup_val_on_index then</text:p>
      <text:p text:style-name="P44">null;</text:p>
      <text:p text:style-name="P37">end;</text:p>
      <text:p text:style-name="P37">/</text:p>
      <text:p text:style-name="P36"/>
      <text:p text:style-name="P40">insert into emplsync values (25,'test','test');</text:p>
      <text:p text:style-name="P40">insert into emplsync values (26,'test1','test1');</text:p>
      <text:p text:style-name="P40">select * from emplsync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le Gardelle</meta:initial-creator>
    <meta:creation-date>2017-11-21T09:59:51.023048775</meta:creation-date>
    <dc:date>2017-12-14T12:45:21.442853784</dc:date>
    <dc:creator>Camille Gardelle</dc:creator>
    <meta:editing-duration>PT1H35M16S</meta:editing-duration>
    <meta:editing-cycles>17</meta:editing-cycles>
    <meta:generator>LibreOffice/5.0.6.2$Linux_X86_64 LibreOffice_project/00$Build-2</meta:generator>
    <meta:document-statistic meta:table-count="0" meta:image-count="0" meta:object-count="0" meta:page-count="7" meta:paragraph-count="254" meta:word-count="830" meta:character-count="5691" meta:non-whitespace-character-count="5092"/>
  </office:meta>
</office:document-meta>
</file>